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1.1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end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1.807cm" svg:y="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946cm" svg:height="0.962cm" svg:x="0.27cm" svg:y="1.499cm">
          <draw:text-box>
            <text:p>cycle</text:p>
          </draw:text-box>
        </draw:frame>
        <draw:connector draw:style-name="gr3" draw:text-style-name="P1" draw:layer="layout" draw:type="curve" draw:line-skew="7.672cm 1.213cm" svg:x1="1.881cm" svg:y1="2.747cm" svg:x2="2.061cm" svg:y2="3.181cm" draw:start-shape="id1" draw:start-glue-point="5" draw:end-shape="id1" draw:end-glue-point="8" svg:d="m1881 2747c10645 0 8871 1075 6255 1826s-6075 1180-6075-1392" svg:viewBox="0 0 8251 2404">
          <text:p/>
        </draw:connector>
        <draw:frame draw:style-name="gr2" draw:layer="layout" svg:width="6.772cm" svg:height="1.673cm" svg:x="2.57cm" svg:y="2.899cm">
          <draw:text-box>
            <text:p>Retrieve tweets</text:p>
            <text:p>Store in conversations</text:p>
          </draw:text-box>
        </draw:frame>
        <draw:custom-shape draw:style-name="gr1" draw:text-style-name="P1" xml:id="id2" draw:id="id2" draw:layer="layout" svg:width="0.508cm" svg:height="0.508cm" svg:x="1.806cm" svg:y="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4.445cm" svg:height="1.905cm" svg:x="5.826cm" svg:y="9.144cm">
          <text:p text:style-name="P1"><text:span text:style-name="T1">Raw tweets</text:span></text:p>
          <text:p text:style-name="P1"><text:span text:style-name="T1">coll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-1.08cm" svg:x1="2.06cm" svg:y1="8.272cm" svg:x2="8.048cm" svg:y2="9.144cm" draw:start-shape="id2" draw:start-glue-point="4" draw:end-shape="id3" draw:end-glue-point="0" svg:d="m2060 8272c0-2371 5988-2807 5988 872" svg:viewBox="0 0 5989 2709">
          <text:p/>
        </draw:connector>
        <draw:frame draw:style-name="gr2" draw:layer="layout" svg:width="6.945cm" svg:height="0.962cm" svg:x="7.69cm" svg:y="7.174cm">
          <draw:text-box>
            <text:p>Retrieve conversations</text:p>
          </draw:text-box>
        </draw:frame>
        <draw:custom-shape draw:style-name="gr4" draw:text-style-name="P2" xml:id="id4" draw:id="id4" draw:layer="layout" svg:width="4.843cm" svg:height="1.905cm" svg:x="5.625cm" svg:y="18.043cm">
          <text:p text:style-name="P1"><text:span text:style-name="T1">Tweets</text:span></text:p>
          <text:p text:style-name="P1"><text:span text:style-name="T1">pre-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048cm" svg:y1="11.049cm" svg:x2="8.046cm" svg:y2="18.043cm" draw:start-shape="id3" draw:start-glue-point="2" draw:end-shape="id4" draw:end-glue-point="0" svg:d="m8048 11049c0 5245-2 1749-2 6994" svg:viewBox="0 0 3 6995">
          <text:p/>
        </draw:connector>
        <draw:frame draw:style-name="gr2" draw:layer="layout" svg:width="6.844cm" svg:height="5.939cm" svg:x="1.191cm" svg:y="11.374cm">
          <draw:text-box>
            <text:p text:style-name="P3">Delete links, cite, hash</text:p>
            <text:p text:style-name="P3">Count smiley, marks,</text:p>
            <text:p text:style-name="P3"><text:s text:c="3"/>uppercases</text:p>
            <text:p text:style-name="P3">Delete punctuation</text:p>
            <text:p text:style-name="P3">Cast into lowercase</text:p>
            <text:p text:style-name="P3">Spell correction</text:p>
            <text:p text:style-name="P3">Tokenization</text:p>
            <text:p text:style-name="P3">Slang correction</text:p>
          </draw:text-box>
        </draw:frame>
        <draw:custom-shape draw:style-name="gr5" draw:text-style-name="P2" draw:layer="layout" svg:width="5.119cm" svg:height="1.789cm" svg:x="0.315cm" svg:y="17.295cm">
          <text:p text:style-name="P1"><text:span text:style-name="T1">Slang lexic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" draw:layer="layout" svg:width="1.662cm" svg:height="0.98cm" svg:x="0.77cm" svg:y="8.799cm">
          <draw:text-box>
            <text:p>TT</text:p>
          </draw:text-box>
        </draw:frame>
        <draw:custom-shape draw:style-name="gr4" draw:text-style-name="P2" xml:id="id5" draw:id="id5" draw:layer="layout" svg:width="4.843cm" svg:height="1.905cm" svg:x="19.524cm" svg:y="18.042cm">
          <text:p text:style-name="P1"><text:span text:style-name="T1">Parameters</text:span></text:p>
          <text:p text:style-name="P1"><text:span text:style-name="T1">obta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-1.073cm" svg:x1="10.468cm" svg:y1="18.995cm" svg:x2="21.945cm" svg:y2="18.042cm" draw:start-shape="id4" draw:start-glue-point="1" draw:end-shape="id5" draw:end-glue-point="0" svg:d="m10468 18995c5182 0 4318-728 5892-1154s5585-552 5585 201" svg:viewBox="0 0 11478 1497">
          <text:p/>
        </draw:connector>
        <draw:connector draw:style-name="gr3" draw:text-style-name="P1" draw:layer="layout" draw:type="curve" draw:line-skew="-0.565cm" svg:x1="10.468cm" svg:y1="18.995cm" svg:x2="21.945cm" svg:y2="19.947cm" draw:start-shape="id4" draw:start-glue-point="1" draw:end-shape="id5" draw:end-glue-point="2" svg:d="m10468 18995c5944 0 4953 727 6336 1153s5141 550 5141-201" svg:viewBox="0 0 11478 1495">
          <text:p/>
        </draw:connector>
        <draw:frame draw:style-name="gr2" draw:layer="layout" svg:width="4.443cm" svg:height="2.384cm" svg:x="16.591cm" svg:y="15.874cm">
          <draw:text-box>
            <text:p>Compute</text:p>
            <text:p>Disagreement</text:p>
            <text:p/>
          </draw:text-box>
        </draw:frame>
        <draw:frame draw:style-name="gr2" draw:layer="layout" svg:width="5.688cm" svg:height="0.962cm" svg:x="16.592cm" svg:y="20.474cm">
          <draw:text-box>
            <text:p>Compute Vulgarity</text:p>
          </draw:text-box>
        </draw:frame>
        <draw:custom-shape draw:style-name="gr4" draw:text-style-name="P2" xml:id="id6" draw:id="id6" draw:layer="layout" svg:width="4.843cm" svg:height="1.905cm" svg:x="13.723cm" svg:y="9.241cm">
          <text:p text:style-name="P1"><text:span text:style-name="T1">Tweets</text:span></text:p>
          <text:p text:style-name="P1"><text:span text:style-name="T1">class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1.945cm" svg:y1="18.042cm" svg:x2="16.144cm" svg:y2="11.146cm" draw:start-shape="id5" draw:start-glue-point="0" draw:end-shape="id6" draw:end-glue-point="2" svg:d="m21945 18042c0-5172-5801-1724-5801-6896" svg:viewBox="0 0 5802 6897">
          <text:p/>
        </draw:connector>
        <draw:frame draw:style-name="gr2" draw:layer="layout" svg:width="3.779cm" svg:height="1.673cm" svg:x="13.513cm" svg:y="12.846cm">
          <draw:text-box>
            <text:p>Compute</text:p>
            <text:p>Parameters</text:p>
          </draw:text-box>
        </draw:frame>
        <draw:custom-shape draw:style-name="gr5" draw:text-style-name="P2" draw:layer="layout" svg:width="5.465cm" svg:height="1.789cm" svg:x="3.816cm" svg:y="4.896cm">
          <text:p text:style-name="P1"><text:span text:style-name="T1">Local rep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5.571cm" svg:height="1.789cm" svg:x="10.914cm" svg:y="16.494cm">
          <text:p text:style-name="P1"><text:span text:style-name="T1">Disagreement l.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5.571cm" svg:height="1.789cm" svg:x="10.939cm" svg:y="19.558cm">
          <text:p text:style-name="P1"><text:span text:style-name="T1">Vulgarity l.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7" draw:id="id7" draw:layer="layout" svg:width="4.843cm" svg:height="1.905cm" svg:x="20.822cm" svg:y="4.24cm">
          <text:p text:style-name="P1"><text:span text:style-name="T1">Followers</text:span></text:p>
          <text:p text:style-name="P1"><text:span text:style-name="T1">retrie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-1.205cm" svg:x1="16.144cm" svg:y1="9.241cm" svg:x2="23.243cm" svg:y2="4.24cm" draw:start-shape="id6" draw:start-glue-point="0" draw:end-shape="id7" draw:end-glue-point="0" svg:d="m16144 9241c0-10062 7099-7561 7099-5001" svg:viewBox="0 0 7100 7283">
          <text:p/>
        </draw:connector>
        <draw:custom-shape draw:style-name="gr5" draw:text-style-name="P2" draw:layer="layout" svg:width="12.192cm" svg:height="2.032cm" svg:x="7.617cm" svg:y="1.097cm">
          <text:p text:style-name="P1"><text:span text:style-name="T1">TWIT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layer="layout" svg:width="5.535cm" svg:height="0.962cm" svg:x="21.717cm" svg:y="1.451cm">
          <draw:text-box>
            <text:p>Retrieve followers</text:p>
          </draw:text-box>
        </draw:frame>
        <draw:custom-shape draw:style-name="gr4" draw:text-style-name="P2" xml:id="id8" draw:id="id8" draw:layer="layout" svg:width="4.843cm" svg:height="1.905cm" svg:x="20.821cm" svg:y="9.239cm">
          <text:p text:style-name="P1"><text:span text:style-name="T1">RDF</text:span></text:p>
          <text:p text:style-name="P1"><text:span text:style-name="T1">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3.243cm" svg:y1="6.145cm" svg:x2="23.242cm" svg:y2="9.239cm" draw:start-shape="id7" draw:start-glue-point="2" draw:end-shape="id8" draw:end-glue-point="0" svg:d="m23243 6145c0 2320-1 774-1 3094" svg:viewBox="0 0 2 3095">
          <text:p/>
        </draw:connector>
        <draw:custom-shape draw:style-name="gr5" draw:text-style-name="P2" draw:layer="layout" svg:width="5.266cm" svg:height="1.499cm" svg:x="20.615cm" svg:y="6.885cm">
          <text:p text:style-name="P1"><text:span text:style-name="T1">SIOC - FOAF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xml:id="id9" draw:id="id9" draw:layer="layout" svg:width="4.843cm" svg:height="1.905cm" svg:x="23.02cm" svg:y="14.538cm">
          <text:p text:style-name="P1"><text:span text:style-name="T1">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465cm" svg:height="1.673cm" svg:x="24.418cm" svg:y="11.351cm">
          <draw:text-box>
            <text:p>Query the </text:p>
            <text:p>graph</text:p>
          </draw:text-box>
        </draw:frame>
        <draw:connector draw:style-name="gr3" draw:text-style-name="P1" draw:layer="layout" draw:type="curve" svg:x1="23.242cm" svg:y1="11.144cm" svg:x2="25.441cm" svg:y2="14.538cm" draw:start-shape="id8" draw:start-glue-point="2" draw:end-shape="id9" draw:end-glue-point="0" svg:d="m23242 11144c0 2545 2199 849 2199 3394" svg:viewBox="0 0 2200 3395">
          <text:p/>
        </draw:connector>
        <draw:frame draw:style-name="gr2" draw:layer="layout" svg:width="2.72cm" svg:height="0.962cm" svg:x="24.119cm" svg:y="8.352cm">
          <draw:text-box>
            <text:p>Conve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Montori</meta:initial-creator>
    <meta:creation-date>2014-01-07T10:54:15</meta:creation-date>
    <dc:date>2014-01-07T12:08:53</dc:date>
    <dc:creator>Federico Montori</dc:creator>
    <meta:editing-duration>PT7M13S</meta:editing-duration>
    <meta:editing-cycles>3</meta:editing-cycles>
    <meta:generator>LibreOffice/3.5$Linux_X86_64 LibreOffice_project/350m1$Build-2</meta:generator>
    <meta:document-statistic meta:object-count="35"/>
  </office:meta>
</office:document-meta>
</file>